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07">
      <style:table-cell-properties fo:background-color="#fffbcc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7">
      <style:table-cell-properties fo:background-color="#fff685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>
      <style:table-cell-properties fo:background-color="#fff685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7">
      <style:table-cell-properties fo:background-color="#fff9ae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">
      <style:table-cell-properties fo:background-color="#fff9ae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fo:background-color="#fffbcc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2">
      <style:table-cell-properties fo:background-color="#fff685"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2">
      <style:table-cell-properties fo:background-color="#fff9ae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cc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Distancia entre ruedas</text:p>
          </table:table-cell>
          <table:table-cell table:style-name="ce27" table:formula="of:=0.093-0.008" office:value-type="float" office:value="0.085" calcext:value-type="float">
            <text:p>0,085</text:p>
          </table:table-cell>
          <table:table-cell table:style-name="ce19" office:value-type="string" calcext:value-type="string">
            <text:p>m</text:p>
          </table:table-cell>
        </table:table-row>
        <table:table-row table:style-name="ro1">
          <table:table-cell/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radio exterior</text:p>
          </table:table-cell>
          <table:table-cell table:style-name="ce1" office:value-type="string" calcext:value-type="string">
            <text:p>radio interior</text:p>
          </table:table-cell>
          <table:table-cell/>
          <table:table-cell office:value-type="string" calcext:value-type="string">
            <text:p>velocidad</text:p>
          </table:table-cell>
          <table:table-cell table:style-name="ce2" office:value-type="float" office:value="0.5" calcext:value-type="float">
            <text:p>0,5</text:p>
          </table:table-cell>
          <table:table-cell table:style-name="ce19" office:value-type="string" calcext:value-type="string">
            <text:p>m/s</text:p>
          </table:table-cell>
          <table:table-cell table:number-columns-repeated="4"/>
          <table:table-cell office:value-type="string" calcext:value-type="string">
            <text:p>Radio ruedas</text:p>
          </table:table-cell>
          <table:table-cell table:style-name="ce27" office:value-type="float" office:value="0.022" calcext:value-type="float">
            <text:p>0,022</text:p>
          </table:table-cell>
          <table:table-cell table:style-name="ce19" office:value-type="string" calcext:value-type="string">
            <text:p>m</text:p>
          </table:table-cell>
        </table:table-row>
        <table:table-row table:style-name="ro1">
          <table:table-cell/>
          <table:table-cell table:style-name="ce2" office:value-type="float" office:value="0.09" calcext:value-type="float">
            <text:p>0,09</text:p>
          </table:table-cell>
          <table:table-cell table:style-name="ce1" table:formula="of:=[.B4]+[.N2]/2" office:value-type="float" office:value="0.1325" calcext:value-type="float">
            <text:p>0,1325</text:p>
          </table:table-cell>
          <table:table-cell table:style-name="ce1" table:formula="of:=[.B4]-[.N2]/2" office:value-type="float" office:value="0.0475" calcext:value-type="float">
            <text:p>0,0475</text:p>
          </table:table-cell>
          <table:table-cell table:style-name="ce19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Pasos por vuelta</text:p>
          </table:table-cell>
          <table:table-cell table:style-name="ce27" office:value-type="float" office:value="357.7" calcext:value-type="float">
            <text:p>357,7</text:p>
          </table:table-cell>
          <table:table-cell table:style-name="ce19" office:value-type="string" calcext:value-type="string">
            <text:p>pasos/vuelta</text:p>
          </table:table-cell>
        </table:table-row>
        <table:table-row table:style-name="ro1">
          <table:table-cell office:value-type="string" calcext:value-type="string">
            <text:p>longitud circulo</text:p>
          </table:table-cell>
          <table:table-cell table:formula="of:=2*PI()*[.B4]" office:value-type="float" office:value="0.565486677646163" calcext:value-type="float">
            <text:p>0,5654866776</text:p>
          </table:table-cell>
          <table:table-cell table:formula="of:=2*PI()*[.C4]" office:value-type="float" office:value="0.832522053201295" calcext:value-type="float">
            <text:p>0,8325220532</text:p>
          </table:table-cell>
          <table:table-cell table:formula="of:=2*PI()*[.D4]" office:value-type="float" office:value="0.29845130209103" calcext:value-type="float">
            <text:p>0,2984513021</text:p>
          </table:table-cell>
          <table:table-cell table:style-name="ce19" office:value-type="string" calcext:value-type="string">
            <text:p>cm</text:p>
          </table:table-cell>
          <table:table-cell office:value-type="string" calcext:value-type="string">
            <text:p>saltos encoder</text:p>
          </table:table-cell>
          <table:table-cell table:formula="of:=[.G3]/[.$N$5]" office:value-type="float" office:value="1293.85734418116" calcext:value-type="float">
            <text:p>1293,8573441812</text:p>
          </table:table-cell>
          <table:table-cell office:value-type="string" calcext:value-type="string">
            <text:p>satos/seg</text:p>
          </table:table-cell>
          <table:table-cell table:number-columns-repeated="4"/>
          <table:table-cell office:value-type="string" calcext:value-type="string">
            <text:p>Longitud paso encoder</text:p>
          </table:table-cell>
          <table:table-cell table:formula="of:=2*PI()*[.N3]/[.N4]" office:value-type="float" office:value="0.000386441366390693" calcext:value-type="float">
            <text:p>0,0003864414</text:p>
          </table:table-cell>
          <table:table-cell table:style-name="ce1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ueltas rueda</text:p>
          </table:table-cell>
          <table:table-cell table:formula="of:=[.B5]/[.$N$7]" office:value-type="float" office:value="4.09090909090909" calcext:value-type="float">
            <text:p>4,0909090909</text:p>
          </table:table-cell>
          <table:table-cell table:formula="of:=[.C5]/[.$N$7]" office:value-type="float" office:value="6.02272727272727" calcext:value-type="float">
            <text:p>6,0227272727</text:p>
          </table:table-cell>
          <table:table-cell table:formula="of:=[.D5]/[.$N$7]" office:value-type="float" office:value="2.15909090909091" calcext:value-type="float">
            <text:p>2,1590909091</text:p>
          </table:table-cell>
          <table:table-cell table:style-name="ce19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Distancia entre ruedas/2</text:p>
          </table:table-cell>
          <table:table-cell table:formula="of:=[.N2]/2" office:value-type="float" office:value="0.0425" calcext:value-type="float">
            <text:p>0,0425</text:p>
          </table:table-cell>
          <table:table-cell table:style-name="ce1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ltos encoder</text:p>
          </table:table-cell>
          <table:table-cell table:formula="of:=[.B6]*[.$N$4]" office:value-type="float" office:value="1463.31818181818" calcext:value-type="float">
            <text:p>1463,3181818182</text:p>
          </table:table-cell>
          <table:table-cell table:formula="of:=[.C6]*[.$N$4]" office:value-type="float" office:value="2154.32954545455" calcext:value-type="float">
            <text:p>2154,3295454546</text:p>
          </table:table-cell>
          <table:table-cell table:formula="of:=[.D6]*[.$N$4]" office:value-type="float" office:value="772.306818181818" calcext:value-type="float">
            <text:p>772,3068181818</text:p>
          </table:table-cell>
          <table:table-cell table:style-name="ce19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Circulo rueda</text:p>
          </table:table-cell>
          <table:table-cell table:formula="of:=2*PI()*[.N3]" office:value-type="float" office:value="0.138230076757951" calcext:value-type="float">
            <text:p>0,1382300768</text:p>
          </table:table-cell>
          <table:table-cell table:style-name="ce1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<text:s/>/ 2</text:p>
          </table:table-cell>
          <table:table-cell table:formula="of:=[.B7]/2" office:value-type="float" office:value="731.659090909091" calcext:value-type="float">
            <text:p>731,6590909091</text:p>
          </table:table-cell>
          <table:table-cell table:formula="of:=[.C7]/2" office:value-type="float" office:value="1077.16477272727" calcext:value-type="float">
            <text:p>1077,1647727273</text:p>
          </table:table-cell>
          <table:table-cell table:formula="of:=[.D7]/2" office:value-type="float" office:value="386.153409090909" calcext:value-type="float">
            <text:p>386,1534090909</text:p>
          </table:table-cell>
          <table:table-cell table:number-columns-repeated="8"/>
          <table:table-cell office:value-type="string" calcext:value-type="string">
            <text:p>Perioido timer</text:p>
          </table:table-cell>
          <table:table-cell office:value-type="float" office:value="0.004" calcext:value-type="float">
            <text:p>0,004</text:p>
          </table:table-cell>
          <table:table-cell table:style-name="ce19"/>
        </table:table-row>
        <table:table-row table:style-name="ro1">
          <table:table-cell table:number-columns-repeated="14"/>
          <table:table-cell table:style-name="ce19"/>
        </table:table-row>
        <table:table-row table:style-name="ro1">
          <table:table-cell table:style-name="ce1" office:value-type="string" calcext:value-type="string">
            <text:p>V-lineal</text:p>
          </table:table-cell>
          <table:table-cell table:style-name="ce1" office:value-type="string" calcext:value-type="string">
            <text:p>V-angular</text:p>
          </table:table-cell>
          <table:table-cell table:style-name="ce1" office:value-type="string" calcext:value-type="string">
            <text:p>radio</text:p>
          </table:table-cell>
          <table:table-cell office:value-type="string" calcext:value-type="string">
            <text:p>V-exterior</text:p>
          </table:table-cell>
          <table:table-cell office:value-type="string" calcext:value-type="string">
            <text:p>V-interior</text:p>
          </table:table-cell>
          <table:table-cell office:value-type="string" calcext:value-type="string">
            <text:p>rel</text:p>
          </table:table-cell>
          <table:table-cell table:number-columns-repeated="8"/>
          <table:table-cell table:style-name="ce19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1" table:formula="of:=[.A11]/[.C11]" office:value-type="float" office:value="5.55555555555556" calcext:value-type="float">
            <text:p>5,5555555556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1]*([.C11]+[.$N$6])" office:value-type="float" office:value="0.736111111111112" calcext:value-type="float">
            <text:p>0,7361111111</text:p>
          </table:table-cell>
          <table:table-cell table:style-name="ce20" table:formula="of:=[.B11]*([.C11]-[.$N$6])" office:value-type="float" office:value="0.263888888888889" calcext:value-type="float">
            <text:p>0,2638888889</text:p>
          </table:table-cell>
          <table:table-cell table:formula="of:=[.D11]/[.E11]" office:value-type="float" office:value="2.78947368421053" calcext:value-type="float">
            <text:p>2,7894736842</text:p>
          </table:table-cell>
          <table:table-cell/>
          <table:table-cell table:formula="of:=[.A11]*([.N3]+[.B4])/[.B4]" office:value-type="float" office:value="0.622222222222222" calcext:value-type="float">
            <text:p>0,6222222222</text:p>
          </table:table-cell>
          <table:table-cell table:number-columns-repeated="2"/>
          <table:table-cell office:value-type="string" calcext:value-type="string">
            <text:p>Pasos encoder</text:p>
          </table:table-cell>
          <table:table-cell office:value-type="string" calcext:value-type="string">
            <text:p>Distancia</text:p>
          </table:table-cell>
          <table:table-cell table:number-columns-repeated="3"/>
        </table:table-row>
        <table:table-row table:style-name="ro1">
          <table:table-cell table:style-name="ce1" table:formula="of:=[.B12]*[.C12]" office:value-type="float" office:value="0.4995" calcext:value-type="float">
            <text:p>0,4995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2]*([.C12]+[.$N$6])" office:value-type="float" office:value="0.735375" calcext:value-type="float">
            <text:p>0,735375</text:p>
          </table:table-cell>
          <table:table-cell table:style-name="ce20" table:formula="of:=[.B12]*([.C12]-[.$N$6])" office:value-type="float" office:value="0.263625" calcext:value-type="float">
            <text:p>0,263625</text:p>
          </table:table-cell>
          <table:table-cell table:formula="of:=[.D12]/[.E12]" office:value-type="float" office:value="2.78947368421053" calcext:value-type="float">
            <text:p>2,7894736842</text:p>
          </table:table-cell>
          <table:table-cell table:number-columns-repeated="4"/>
          <table:table-cell table:formula="of:=[.L12]/[.$N$5]" office:value-type="float" office:value="2587.71468836232" calcext:value-type="float">
            <text:p>2587,71468836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5.55" calcext:value-type="float">
            <text:p>5,55</text:p>
          </table:table-cell>
          <table:table-cell table:style-name="ce1" table:formula="of:=[.A13]/[.B13]" office:value-type="float" office:value="0.0900900900900901" calcext:value-type="float">
            <text:p>0,0900900901</text:p>
          </table:table-cell>
          <table:table-cell table:formula="of:=[.B13]*([.C13]+[.$N$6])" office:value-type="float" office:value="0.735875" calcext:value-type="float">
            <text:p>0,735875</text:p>
          </table:table-cell>
          <table:table-cell table:style-name="ce20" table:formula="of:=[.B13]*([.C13]-[.$N$6])" office:value-type="float" office:value="0.264125" calcext:value-type="float">
            <text:p>0,264125</text:p>
          </table:table-cell>
          <table:table-cell table:formula="of:=[.D13]/[.E13]" office:value-type="float" office:value="2.78608613345954" calcext:value-type="float">
            <text:p>2,7860861335</text:p>
          </table:table-cell>
          <table:table-cell table:number-columns-repeated="4"/>
          <table:table-cell table:formula="of:=[.L13]/[.$N$5]" office:value-type="float" office:value="582.235804881521" calcext:value-type="float">
            <text:p>582,2358048815</text:p>
          </table:table-cell>
          <table:table-cell office:value-type="float" office:value="0.225" calcext:value-type="float">
            <text:p>0,225</text:p>
          </table:table-cell>
          <table:table-cell table:number-columns-repeated="3"/>
        </table:table-row>
        <table:table-row table:style-name="ro1">
          <table:table-cell table:style-name="ce1" table:formula="of:=[.B14]*[.C14]" office:value-type="float" office:value="0.4995" calcext:value-type="float">
            <text:p>0,4995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4]*([.C14]+[.$N$6])" office:value-type="float" office:value="0.735375" calcext:value-type="float">
            <text:p>0,735375</text:p>
          </table:table-cell>
          <table:table-cell table:style-name="ce20" table:formula="of:=[.B14]*([.C14]-[.$N$6])" office:value-type="float" office:value="0.263625" calcext:value-type="float">
            <text:p>0,263625</text:p>
          </table:table-cell>
          <table:table-cell table:formula="of:=[.D14]/[.E14]" office:value-type="float" office:value="2.78947368421053" calcext:value-type="float">
            <text:p>2,7894736842</text:p>
          </table:table-cell>
          <table:table-cell table:number-columns-repeated="4"/>
          <table:table-cell table:formula="of:=[.L14]/[.$N$5]" office:value-type="float" office:value="517.542937672463" calcext:value-type="float">
            <text:p>517,5429376725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style-name="ce2" office:value-type="float" office:value="0.34" calcext:value-type="float">
            <text:p>0,34</text:p>
          </table:table-cell>
          <table:table-cell table:style-name="ce1" table:formula="of:=[.A15]/[.C15]" office:value-type="float" office:value="3.77777777777778" calcext:value-type="float">
            <text:p>3,7777777778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5]*([.C15]+[.$N$6])" office:value-type="float" office:value="0.500555555555556" calcext:value-type="float">
            <text:p>0,5005555556</text:p>
          </table:table-cell>
          <table:table-cell table:style-name="ce20" table:formula="of:=[.B15]*([.C15]-[.$N$6])" office:value-type="float" office:value="0.179444444444444" calcext:value-type="float">
            <text:p>0,1794444444</text:p>
          </table:table-cell>
          <table:table-cell table:formula="of:=[.D15]/[.E15]" office:value-type="float" office:value="2.78947368421053" calcext:value-type="float">
            <text:p>2,7894736842</text:p>
          </table:table-cell>
          <table:table-cell table:number-columns-repeated="4"/>
          <table:table-cell table:formula="of:=[.L15]/[.$N$5]" office:value-type="float" office:value="2070.17175068985" calcext:value-type="float">
            <text:p>2070,1717506899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 table:style-name="ce2" office:value-type="float" office:value="0.2" calcext:value-type="float">
            <text:p>0,2</text:p>
          </table:table-cell>
          <table:table-cell table:style-name="ce1" table:formula="of:=[.A16]/[.C16]" office:value-type="float" office:value="2.22222222222222" calcext:value-type="float">
            <text:p>2,2222222222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6]*([.C16]+[.$N$6])" office:value-type="float" office:value="0.294444444444444" calcext:value-type="float">
            <text:p>0,2944444444</text:p>
          </table:table-cell>
          <table:table-cell table:style-name="ce20" table:formula="of:=[.B16]*([.C16]-[.$N$6])" office:value-type="float" office:value="0.105555555555556" calcext:value-type="float">
            <text:p>0,1055555556</text:p>
          </table:table-cell>
          <table:table-cell table:formula="of:=[.D16]/[.E16]" office:value-type="float" office:value="2.78947368421051" calcext:value-type="float">
            <text:p>2,7894736842</text:p>
          </table:table-cell>
          <table:table-cell table:number-columns-repeated="4"/>
          <table:table-cell table:formula="of:=[.L16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7"/>
          <table:table-cell table:formula="of:=[.L17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7"/>
          <table:table-cell table:formula="of:=[.L18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encoder_po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OCR1A</text:p>
          </table:table-cell>
          <table:table-cell office:value-type="float" office:value="63999" calcext:value-type="float">
            <text:p>639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office:value-type="string" calcext:value-type="string">
            <text:p>periodo</text:p>
          </table:table-cell>
          <table:table-cell table:formula="of:=[.$N$8]" office:value-type="float" office:value="0.004" calcext:value-type="float">
            <text:p>0,0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office:value-type="string" calcext:value-type="string">
            <text:p>ticks_sin_act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cel</text:p>
          </table:table-cell>
          <table:table-cell table:style-name="ce7" office:value-type="float" office:value="1" calcext:value-type="float">
            <text:p>1,000</text:p>
          </table:table-cell>
          <table:table-cell table:style-name="ce7" office:value-type="string" calcext:value-type="string">
            <text:p>0.6</text:p>
          </table:table-cell>
          <table:table-cell table:style-name="ce7" office:value-type="float" office:value="0.5" calcext:value-type="float">
            <text:p>0,500</text:p>
          </table:table-cell>
          <table:table-cell table:style-name="ce21" office:value-type="float" office:value="10" calcext:value-type="float">
            <text:p>10,00</text:p>
          </table:table-cell>
          <table:table-cell table:style-name="Default"/>
          <table:table-cell office:value-type="string" calcext:value-type="string">
            <text:p>ultimo_tcnt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ecl</text:p>
          </table:table-cell>
          <table:table-cell table:style-name="ce7" office:value-type="float" office:value="0.008" calcext:value-type="float">
            <text:p>0,008</text:p>
          </table:table-cell>
          <table:table-cell table:style-name="ce7" office:value-type="float" office:value="1.8" calcext:value-type="float">
            <text:p>1,800</text:p>
          </table:table-cell>
          <table:table-cell table:style-name="ce7" office:value-type="float" office:value="0.025" calcext:value-type="float">
            <text:p>0,025</text:p>
          </table:table-cell>
          <table:table-cell table:style-name="ce21" office:value-type="float" office:value="1" calcext:value-type="float">
            <text:p>1,00</text:p>
          </table:table-cell>
          <table:table-cell table:style-name="Default"/>
          <table:table-cell office:value-type="string" calcext:value-type="string">
            <text:p>tcnt_anterior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v maxima</text:p>
          </table:table-cell>
          <table:table-cell table:style-name="ce7" office:value-type="float" office:value="0.2" calcext:value-type="float">
            <text:p>0,200</text:p>
          </table:table-cell>
          <table:table-cell table:style-name="ce7" office:value-type="float" office:value="0.15" calcext:value-type="float">
            <text:p>0,150</text:p>
          </table:table-cell>
          <table:table-cell table:style-name="ce7" office:value-type="float" office:value="0.2" calcext:value-type="float">
            <text:p>0,200</text:p>
          </table:table-cell>
          <table:table-cell table:style-name="ce21" office:value-type="float" office:value="1" calcext:value-type="float">
            <text:p>1,00</text:p>
          </table:table-cell>
          <table:table-cell table:style-name="Default"/>
          <table:table-cell office:value-type="string" calcext:value-type="string">
            <text:p>v</text:p>
          </table:table-cell>
          <table:table-cell table:formula="of:=[.N5]*[.I20]*[.I21]/([.N8]*([.I21]*([.I23]+1)+[.I24]-[.I25]))" office:value-type="float" office:value="0.28983102479302" calcext:value-type="float">
            <text:p>0,289831024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v final</text:p>
          </table:table-cell>
          <table:table-cell table:style-name="ce8" office:value-type="float" office:value="0.15" calcext:value-type="float">
            <text:p>0,150</text:p>
          </table:table-cell>
          <table:table-cell table:style-name="ce8" office:value-type="float" office:value="0" calcext:value-type="float">
            <text:p>0,000</text:p>
          </table:table-cell>
          <table:table-cell table:style-name="ce8" office:value-type="float" office:value="0.15" calcext:value-type="float">
            <text:p>0,150</text:p>
          </table:table-cell>
          <table:table-cell table:style-name="ce22" office:value-type="float" office:value="0" calcext:value-type="float">
            <text:p>0,0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Tiempo 1</text:p>
          </table:table-cell>
          <table:table-cell table:style-name="ce9" table:formula="of:=[.C26]/[.C24]" office:value-type="float" office:value="0.2" calcext:value-type="float">
            <text:p>0,200</text:p>
          </table:table-cell>
          <table:table-cell table:style-name="ce9" table:formula="of:=[.D26]/[.D24]" office:value-type="string" office:string-value="" calcext:value-type="error">
            <text:p>#VALOR!</text:p>
          </table:table-cell>
          <table:table-cell table:style-name="ce9" table:formula="of:=[.E26]/[.E24]" office:value-type="float" office:value="0.4" calcext:value-type="float">
            <text:p>0,400</text:p>
          </table:table-cell>
          <table:table-cell table:style-name="ce23" table:formula="of:=[.F26]/[.F24]" office:value-type="float" office:value="0.1" calcext:value-type="float">
            <text:p>0,1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Timer1 1</text:p>
          </table:table-cell>
          <table:table-cell table:style-name="ce10" table:formula="of:=[.C28]/0.004" office:value-type="float" office:value="50" calcext:value-type="float">
            <text:p>50</text:p>
          </table:table-cell>
          <table:table-cell table:style-name="ce10" table:formula="of:=[.D28]/0.004" office:value-type="string" office:string-value="" calcext:value-type="error">
            <text:p>#VALOR!</text:p>
          </table:table-cell>
          <table:table-cell table:style-name="ce10" table:formula="of:=[.E28]/0.004" office:value-type="float" office:value="100" calcext:value-type="float">
            <text:p>100</text:p>
          </table:table-cell>
          <table:table-cell table:style-name="ce10" table:formula="of:=[.F28]/0.004" office:value-type="float" office:value="25" calcext:value-type="float">
            <text:p>2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Espacio 1</text:p>
          </table:table-cell>
          <table:table-cell table:style-name="ce9" table:formula="of:=0.5*[.C24]*[.C28]*[.C28]" office:value-type="float" office:value="0.02" calcext:value-type="float">
            <text:p>0,020</text:p>
          </table:table-cell>
          <table:table-cell table:style-name="ce9" table:formula="of:=0.5*[.D24]*[.D28]*[.D28]" office:value-type="string" office:string-value="" calcext:value-type="error">
            <text:p>#VALOR!</text:p>
          </table:table-cell>
          <table:table-cell table:style-name="ce9" table:formula="of:=0.5*[.E24]*[.E28]*[.E28]" office:value-type="float" office:value="0.04" calcext:value-type="float">
            <text:p>0,040</text:p>
          </table:table-cell>
          <table:table-cell table:style-name="ce23" table:formula="of:=0.5*[.F24]*[.F28]*[.F28]" office:value-type="float" office:value="0.05" calcext:value-type="float">
            <text:p>0,0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iempo 2</text:p>
          </table:table-cell>
          <table:table-cell table:style-name="ce11" table:formula="of:=[.C33]/[.C26]" office:value-type="float" office:value="0.0187499999999995" calcext:value-type="float">
            <text:p>0,019</text:p>
          </table:table-cell>
          <table:table-cell table:style-name="ce11" table:formula="of:=[.D33]/[.D26]" office:value-type="string" office:string-value="" calcext:value-type="error">
            <text:p>#VALOR!</text:p>
          </table:table-cell>
          <table:table-cell table:style-name="ce11" table:formula="of:=[.E33]/[.E26]" office:value-type="float" office:value="0.45" calcext:value-type="float">
            <text:p>0,450</text:p>
          </table:table-cell>
          <table:table-cell table:style-name="ce24" table:formula="of:=[.F33]/[.F26]" office:value-type="float" office:value="9.45" calcext:value-type="float">
            <text:p>9,4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imer1 2</text:p>
          </table:table-cell>
          <table:table-cell table:style-name="ce12" table:formula="of:=[.C31]/0.004" office:value-type="float" office:value="4.68749999999988" calcext:value-type="float">
            <text:p>5</text:p>
          </table:table-cell>
          <table:table-cell table:style-name="ce12" table:formula="of:=[.D31]/0.004" office:value-type="string" office:string-value="" calcext:value-type="error">
            <text:p>#VALOR!</text:p>
          </table:table-cell>
          <table:table-cell table:style-name="ce12" table:formula="of:=[.E31]/0.004" office:value-type="float" office:value="112.5" calcext:value-type="float">
            <text:p>113</text:p>
          </table:table-cell>
          <table:table-cell table:style-name="ce12" table:formula="of:=[.F31]/0.004" office:value-type="float" office:value="2362.5" calcext:value-type="float">
            <text:p>2363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Espacio 2</text:p>
          </table:table-cell>
          <table:table-cell table:style-name="ce11" table:formula="of:=[.C38]-[.C36]-[.C30]" office:value-type="float" office:value="0.00374999999999991" calcext:value-type="float">
            <text:p>0,004</text:p>
          </table:table-cell>
          <table:table-cell table:style-name="ce11" table:formula="of:=[.D38]-[.D36]-[.D30]" office:value-type="string" office:string-value="" calcext:value-type="error">
            <text:p>#VALOR!</text:p>
          </table:table-cell>
          <table:table-cell table:style-name="ce11" table:formula="of:=[.E38]-[.E36]-[.E30]" office:value-type="float" office:value="0.09" calcext:value-type="float">
            <text:p>0,090</text:p>
          </table:table-cell>
          <table:table-cell table:style-name="ce24" table:formula="of:=[.F38]-[.F36]-[.F30]" office:value-type="float" office:value="9.45" calcext:value-type="float">
            <text:p>9,4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Tiempo 3</text:p>
          </table:table-cell>
          <table:table-cell table:style-name="ce13" table:formula="of:=([.C26]-[.C27])/[.C25]" office:value-type="float" office:value="6.25" calcext:value-type="float">
            <text:p>6,250</text:p>
          </table:table-cell>
          <table:table-cell table:style-name="ce13" table:formula="of:=([.D26]-[.D27])/[.D25]" office:value-type="float" office:value="0.0833333333333333" calcext:value-type="float">
            <text:p>0,083</text:p>
          </table:table-cell>
          <table:table-cell table:style-name="ce13" table:formula="of:=([.E26]-[.E27])/[.E25]" office:value-type="float" office:value="2" calcext:value-type="float">
            <text:p>2,000</text:p>
          </table:table-cell>
          <table:table-cell table:style-name="ce25" table:formula="of:=([.F26]-[.F27])/[.F25]" office:value-type="float" office:value="1" calcext:value-type="float">
            <text:p>1,0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Timer1 3</text:p>
          </table:table-cell>
          <table:table-cell table:style-name="ce14" table:formula="of:=[.C34]/0.004" office:value-type="float" office:value="1562.5" calcext:value-type="float">
            <text:p>1563</text:p>
          </table:table-cell>
          <table:table-cell table:style-name="ce14" table:formula="of:=[.D34]/0.004" office:value-type="float" office:value="20.8333333333333" calcext:value-type="float">
            <text:p>21</text:p>
          </table:table-cell>
          <table:table-cell table:style-name="ce14" table:formula="of:=[.E34]/0.004" office:value-type="float" office:value="500" calcext:value-type="float">
            <text:p>500</text:p>
          </table:table-cell>
          <table:table-cell table:style-name="ce14" table:formula="of:=[.F34]/0.004" office:value-type="float" office:value="250" calcext:value-type="float">
            <text:p>25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Espacio 3</text:p>
          </table:table-cell>
          <table:table-cell table:style-name="ce13" table:formula="of:=0.5 * [.C25]*[.C34]*[.C34]" office:value-type="float" office:value="0.15625" calcext:value-type="float">
            <text:p>0,156</text:p>
          </table:table-cell>
          <table:table-cell table:style-name="ce13" table:formula="of:=0.5 * [.D25]*[.D34]*[.D34]" office:value-type="float" office:value="0.00625" calcext:value-type="float">
            <text:p>0,006</text:p>
          </table:table-cell>
          <table:table-cell table:style-name="ce13" table:formula="of:=0.5 * [.E25]*[.E34]*[.E34]" office:value-type="float" office:value="0.05" calcext:value-type="float">
            <text:p>0,050</text:p>
          </table:table-cell>
          <table:table-cell table:style-name="ce25" table:formula="of:=0.5 * [.F25]*[.F34]*[.F34]" office:value-type="float" office:value="0.5" calcext:value-type="float">
            <text:p>0,5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iempo total</text:p>
          </table:table-cell>
          <table:table-cell table:style-name="ce15" table:formula="of:=[.C28]+[.C31]+[.C34]" office:value-type="float" office:value="6.46875" calcext:value-type="float">
            <text:p>6,469</text:p>
          </table:table-cell>
          <table:table-cell table:style-name="ce15" table:formula="of:=[.D28]+[.D31]+[.D34]" office:value-type="string" office:string-value="" calcext:value-type="error">
            <text:p>#VALOR!</text:p>
          </table:table-cell>
          <table:table-cell table:style-name="ce15" table:formula="of:=[.E28]+[.E31]+[.E34]" office:value-type="float" office:value="2.85" calcext:value-type="float">
            <text:p>2,850</text:p>
          </table:table-cell>
          <table:table-cell table:style-name="ce26" table:formula="of:=[.F28]+[.F31]+[.F34]" office:value-type="float" office:value="10.55" calcext:value-type="float">
            <text:p>10,5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Espacio total</text:p>
          </table:table-cell>
          <table:table-cell table:style-name="ce7" office:value-type="float" office:value="0.18" calcext:value-type="float">
            <text:p>0,180</text:p>
          </table:table-cell>
          <table:table-cell table:style-name="ce7" table:formula="of:=0.18*2" office:value-type="float" office:value="0.36" calcext:value-type="float">
            <text:p>0,360</text:p>
          </table:table-cell>
          <table:table-cell table:style-name="ce7" office:value-type="float" office:value="0.18" calcext:value-type="float">
            <text:p>0,180</text:p>
          </table:table-cell>
          <table:table-cell table:style-name="ce21" office:value-type="float" office:value="10" calcext:value-type="float">
            <text:p>10,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sos totales</text:p>
          </table:table-cell>
          <table:table-cell table:style-name="ce16" table:formula="of:=[.C38]/[.$N$5]" office:value-type="float" office:value="465.788643905217" calcext:value-type="float">
            <text:p>466</text:p>
          </table:table-cell>
          <table:table-cell table:style-name="ce16" table:formula="of:=[.D38]/[.$N$5]" office:value-type="float" office:value="931.577287810434" calcext:value-type="float">
            <text:p>932</text:p>
          </table:table-cell>
          <table:table-cell table:style-name="ce16" table:formula="of:=[.E38]/[.$N$5]" office:value-type="float" office:value="465.788643905217" calcext:value-type="float">
            <text:p>466</text:p>
          </table:table-cell>
          <table:table-cell table:style-name="ce16" table:formula="of:=[.F38]/[.$N$5]" office:value-type="float" office:value="25877.1468836232" calcext:value-type="float">
            <text:p>2587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3 calculado</text:p>
          </table:table-cell>
          <table:table-cell table:style-name="ce17" table:formula="of:= 0.5 * [.C26]*[.C26]/[.C25]" office:value-type="float" office:value="2.5" calcext:value-type="float">
            <text:p>2,5</text:p>
          </table:table-cell>
          <table:table-cell table:style-name="ce17" table:formula="of:= 0.5 * [.D26]*[.D26]/[.D25]" office:value-type="float" office:value="0.00625" calcext:value-type="float">
            <text:p>0,00625</text:p>
          </table:table-cell>
          <table:table-cell table:style-name="ce17" table:formula="of:= 0.5 * [.E26]*[.E26]/[.E25]" office:value-type="float" office:value="0.8" calcext:value-type="float">
            <text:p>0,8</text:p>
          </table:table-cell>
          <table:table-cell table:style-name="ce17" table:formula="of:= 0.5 * [.F26]*[.F26]/[.F25]"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enar en</text:p>
          </table:table-cell>
          <table:table-cell table:style-name="ce1" table:formula="of:=[.C38]-[.C36]" office:value-type="float" office:value="0.0237499999999999" calcext:value-type="float">
            <text:p>0,02375</text:p>
          </table:table-cell>
          <table:table-cell table:style-name="ce1" table:formula="of:=[.D38]-[.D36]" office:value-type="float" office:value="0.35375" calcext:value-type="float">
            <text:p>0,35375</text:p>
          </table:table-cell>
          <table:table-cell table:style-name="ce1" table:formula="of:=[.E38]-[.E36]" office:value-type="float" office:value="0.13" calcext:value-type="float">
            <text:p>0,13</text:p>
          </table:table-cell>
          <table:table-cell table:style-name="ce1" table:formula="of:=[.F38]-[.F36]" office:value-type="float" office:value="9.5" calcext:value-type="float">
            <text:p>9,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sos frenar</text:p>
          </table:table-cell>
          <table:table-cell table:style-name="ce18" table:formula="of:=[.C41]/[.$N$5]" office:value-type="float" office:value="61.4582238486048" calcext:value-type="float">
            <text:p>61</text:p>
          </table:table-cell>
          <table:table-cell table:style-name="ce18" table:formula="of:=[.D41]/[.$N$5]" office:value-type="float" office:value="915.40407100817" calcext:value-type="float">
            <text:p>915</text:p>
          </table:table-cell>
          <table:table-cell table:style-name="ce18" table:formula="of:=[.E41]/[.$N$5]" office:value-type="float" office:value="336.402909487101" calcext:value-type="float">
            <text:p>336</text:p>
          </table:table-cell>
          <table:table-cell table:style-name="ce18" table:formula="of:=[.F41]/[.$N$5]" office:value-type="float" office:value="24583.289539442" calcext:value-type="float">
            <text:p>24583</text:p>
          </table:table-cell>
          <table:table-cell table:number-columns-repeated="9"/>
        </table:table-row>
        <table:table-row table:style-name="ro1" table:number-rows-repeated="104853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 style:data-style-name="N2" text:time-value="17:54:22.9212635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07:26.646685069</meta:creation-date>
    <dc:date>2019-02-08T21:29:18.715219882</dc:date>
    <meta:editing-duration>PT5H29M54S</meta:editing-duration>
    <meta:editing-cycles>6</meta:editing-cycles>
    <meta:generator>LibreOffice/5.1.6.2$Linux_X86_64 LibreOffice_project/10m0$Build-2</meta:generator>
    <meta:document-statistic meta:table-count="1" meta:cell-count="220" meta:object-count="0"/>
  </office:meta>
</office:document-meta>
</file>